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7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1" draw:marker-start="" draw:marker-start-width="0.302cm" draw:marker-start-center="false" draw:marker-end="Arrow_20_concave" draw:marker-end-width="0.302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291cm" draw:marker-start-center="false" draw:marker-end="" draw:marker-end-width="0.2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43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84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8cm" svg:height="0.63cm" svg:x="8.577cm" svg:y="15.037cm">
            <draw:text-box>
              <text:p text:style-name="P1"><text:span text:style-name="T1">5</text:span></text:p>
            </draw:text-box>
          </draw:frame>
          <draw:frame draw:style-name="gr2" draw:text-style-name="P2" draw:layer="layout" svg:width="0.207cm" svg:height="0.38cm" svg:x="8.829cm" svg:y="15.492cm">
            <draw:text-box>
              <text:p text:style-name="P1"><text:span text:style-name="T1">6</text:span></text:p>
            </draw:text-box>
          </draw:frame>
          <draw:line draw:style-name="gr3" draw:text-style-name="P3" draw:layer="layout" svg:x1="8.844cm" svg:y1="15.503cm" svg:x2="9.055cm" svg:y2="15.503cm">
            <text:p/>
          </draw:line>
          <draw:line draw:style-name="gr4" draw:text-style-name="P4" draw:layer="layout" svg:x1="7.709cm" svg:y1="15.034cm" svg:x2="14.267cm" svg:y2="15.03cm">
            <text:p/>
          </draw:line>
          <draw:line draw:style-name="gr5" draw:text-style-name="P5" draw:layer="layout" svg:x1="7.956cm" svg:y1="14.929cm" svg:x2="7.956cm" svg:y2="15.129cm">
            <text:p/>
          </draw:line>
          <draw:line draw:style-name="gr5" draw:text-style-name="P5" draw:layer="layout" svg:x1="8.451cm" svg:y1="14.933cm" svg:x2="8.451cm" svg:y2="15.132cm">
            <text:p/>
          </draw:line>
          <draw:line draw:style-name="gr5" draw:text-style-name="P5" draw:layer="layout" svg:x1="8.952cm" svg:y1="14.933cm" svg:x2="8.952cm" svg:y2="15.132cm">
            <text:p/>
          </draw:line>
          <draw:line draw:style-name="gr5" draw:text-style-name="P5" draw:layer="layout" svg:x1="9.451cm" svg:y1="14.933cm" svg:x2="9.451cm" svg:y2="15.132cm">
            <text:p/>
          </draw:line>
          <draw:line draw:style-name="gr5" draw:text-style-name="P5" draw:layer="layout" svg:x1="9.952cm" svg:y1="14.933cm" svg:x2="9.952cm" svg:y2="15.132cm">
            <text:p/>
          </draw:line>
          <draw:line draw:style-name="gr5" draw:text-style-name="P5" draw:layer="layout" svg:x1="10.453cm" svg:y1="14.933cm" svg:x2="10.453cm" svg:y2="15.132cm">
            <text:p/>
          </draw:line>
          <draw:line draw:style-name="gr5" draw:text-style-name="P5" draw:layer="layout" svg:x1="10.954cm" svg:y1="14.93cm" svg:x2="10.954cm" svg:y2="15.129cm">
            <text:p/>
          </draw:line>
          <draw:line draw:style-name="gr5" draw:text-style-name="P5" draw:layer="layout" svg:x1="11.453cm" svg:y1="14.933cm" svg:x2="11.453cm" svg:y2="15.132cm">
            <text:p/>
          </draw:line>
          <draw:line draw:style-name="gr5" draw:text-style-name="P5" draw:layer="layout" svg:x1="11.954cm" svg:y1="14.933cm" svg:x2="11.954cm" svg:y2="15.132cm">
            <text:p/>
          </draw:line>
          <draw:line draw:style-name="gr5" draw:text-style-name="P5" draw:layer="layout" svg:x1="12.453cm" svg:y1="14.933cm" svg:x2="12.453cm" svg:y2="15.132cm">
            <text:p/>
          </draw:line>
          <draw:line draw:style-name="gr5" draw:text-style-name="P5" draw:layer="layout" svg:x1="12.954cm" svg:y1="14.933cm" svg:x2="12.954cm" svg:y2="15.132cm">
            <text:p/>
          </draw:line>
          <draw:line draw:style-name="gr5" draw:text-style-name="P5" draw:layer="layout" svg:x1="13.448cm" svg:y1="14.933cm" svg:x2="13.448cm" svg:y2="15.132cm">
            <text:p/>
          </draw:line>
          <draw:line draw:style-name="gr5" draw:text-style-name="P5" draw:layer="layout" svg:x1="9.952cm" svg:y1="14.933cm" svg:x2="9.952cm" svg:y2="15.132cm">
            <text:p/>
          </draw:line>
          <draw:line draw:style-name="gr5" draw:text-style-name="P5" draw:layer="layout" svg:x1="8.952cm" svg:y1="14.933cm" svg:x2="8.952cm" svg:y2="15.132cm">
            <text:p/>
          </draw:line>
          <draw:line draw:style-name="gr5" draw:text-style-name="P5" draw:layer="layout" svg:x1="8.451cm" svg:y1="14.933cm" svg:x2="8.451cm" svg:y2="15.132cm">
            <text:p/>
          </draw:line>
          <draw:frame draw:style-name="gr6" draw:text-style-name="P2" draw:layer="layout" svg:width="0.743cm" svg:height="0.63cm" svg:x="12.585cm" svg:y="14.402cm">
            <draw:text-box>
              <text:p text:style-name="P1"><text:span text:style-name="T1">N</text:span></text:p>
            </draw:text-box>
          </draw:frame>
          <draw:frame draw:style-name="gr7" draw:text-style-name="P2" draw:layer="layout" svg:width="0.705cm" svg:height="0.63cm" svg:x="7.61cm" svg:y="14.416cm">
            <draw:text-box>
              <text:p text:style-name="P1"><text:span text:style-name="T1">P</text:span></text:p>
            </draw:text-box>
          </draw:frame>
          <draw:frame draw:style-name="gr8" draw:text-style-name="P2" draw:layer="layout" svg:width="0.784cm" svg:height="0.63cm" svg:x="10.572cm" svg:y="14.402cm">
            <draw:text-box>
              <text:p text:style-name="P1"><text:span text:style-name="T1">M</text:span></text:p>
            </draw:text-box>
          </draw:frame>
          <draw:line draw:style-name="gr5" draw:text-style-name="P5" draw:layer="layout" svg:x1="8.952cm" svg:y1="14.933cm" svg:x2="8.952cm" svg:y2="15.132cm">
            <text:p/>
          </draw:line>
          <draw:frame draw:style-name="gr9" draw:text-style-name="P2" draw:layer="layout" svg:width="0.708cm" svg:height="0.63cm" svg:x="12.082cm" svg:y="15.042cm">
            <draw:text-box>
              <text:p text:style-name="P1"><text:span text:style-name="T1">2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09:14:14.136214494</meta:creation-date>
    <dc:date>2018-05-11T09:14:36.117049365</dc:date>
    <meta:editing-duration>PT22S</meta:editing-duration>
    <meta:editing-cycles>1</meta:editing-cycles>
    <meta:document-statistic meta:object-count="25"/>
    <meta:generator>LibreOffice/6.0.0.3$MacOSX_X86_64 LibreOffice_project/64a0f66915f38c6217de274f0aa8e15618924765</meta:generator>
  </office:meta>
</office:document-meta>
</file>